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7cm" svg:height="9.005cm" svg:x="2.065cm" svg:y="3.081cm">
            <draw:object draw:notify-on-update-of-ranges="Hoja1.A2:Hoja1.A3 Hoja1.B1:Hoja1.B1 Hoja1.B2:Hoja1.B3 Hoja1.E1:Hoja1.E1 Hoja1.E2:Hoja1.E3 Hoja1.H1:Hoja1.H1 Hoja1.H2:Hoja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9.081cm" svg:y="3.187cm">
            <draw:object draw:notify-on-update-of-ranges="Hoja1.A2:Hoja1.A3 Hoja1.C1:Hoja1.C1 Hoja1.C2:Hoja1.C3 Hoja1.F1:Hoja1.F1 Hoja1.F2:Hoja1.F3 Hoja1.I1:Hoja1.I1 Hoja1.I2:Hoja1.I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0.38cm" svg:y="13.202cm">
            <draw:object draw:notify-on-update-of-ranges="Hoja1.A2:Hoja1.A3 Hoja1.D1:Hoja1.D1 Hoja1.D2:Hoja1.D3 Hoja1.G1:Hoja1.G1 Hoja1.G2:Hoja1.G3 Hoja1.J1:Hoja1.J1 Hoja1.J2:Hoja1.J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table:number-columns-repeated="3" office:value-type="string" calcext:value-type="string">
            <text:p>Vecinos</text:p>
          </table:table-cell>
          <table:table-cell table:number-columns-repeated="3" office:value-type="string" calcext:value-type="string">
            <text:p>Bilineal</text:p>
          </table:table-cell>
          <table:table-cell table:number-columns-repeated="3" office:value-type="string" calcext:value-type="string">
            <text:p>Sp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88.763" calcext:value-type="float">
            <text:p>788,763</text:p>
          </table:table-cell>
          <table:table-cell table:style-name="ce2" office:value-type="float" office:value="19.1613" calcext:value-type="float">
            <text:p>19,16130</text:p>
          </table:table-cell>
          <table:table-cell table:style-name="ce2" office:value-type="float" office:value="14.951" calcext:value-type="float">
            <text:p>14,95100</text:p>
          </table:table-cell>
          <table:table-cell office:value-type="float" office:value="434.523" calcext:value-type="float">
            <text:p>434,523</text:p>
          </table:table-cell>
          <table:table-cell office:value-type="float" office:value="21.7507" calcext:value-type="float">
            <text:p>21,7507</text:p>
          </table:table-cell>
          <table:table-cell office:value-type="float" office:value="32.705" calcext:value-type="float">
            <text:p>32,705</text:p>
          </table:table-cell>
          <table:table-cell office:value-type="float" office:value="440.641" calcext:value-type="float">
            <text:p>440,641</text:p>
          </table:table-cell>
          <table:table-cell office:value-type="float" office:value="21.69" calcext:value-type="float">
            <text:p>21,69</text:p>
          </table:table-cell>
          <table:table-cell office:value-type="float" office:value="50.825" calcext:value-type="float">
            <text:p>50,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77.029" calcext:value-type="float">
            <text:p>677,029</text:p>
          </table:table-cell>
          <table:table-cell table:style-name="ce2" office:value-type="float" office:value="19.8247" calcext:value-type="float">
            <text:p>19,82470</text:p>
          </table:table-cell>
          <table:table-cell table:style-name="ce2" office:value-type="float" office:value="15.212" calcext:value-type="float">
            <text:p>15,21200</text:p>
          </table:table-cell>
          <table:table-cell office:value-type="float" office:value="472.825" calcext:value-type="float">
            <text:p>472,825</text:p>
          </table:table-cell>
          <table:table-cell office:value-type="float" office:value="21.3838" calcext:value-type="float">
            <text:p>21,3838</text:p>
          </table:table-cell>
          <table:table-cell office:value-type="float" office:value="32.624" calcext:value-type="float">
            <text:p>32,624</text:p>
          </table:table-cell>
          <table:table-cell office:value-type="float" office:value="472.994" calcext:value-type="float">
            <text:p>472,994</text:p>
          </table:table-cell>
          <table:table-cell office:value-type="float" office:value="21.3822" calcext:value-type="float">
            <text:p>21,3822</text:p>
          </table:table-cell>
          <table:table-cell office:value-type="float" office:value="51.33" calcext:value-type="float">
            <text:p>51,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0" number:min-integer-digits="4" number:grouping="true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00-00-00T00:00:02.1852616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6-20T11:42:41.119483709</meta:creation-date>
    <dc:date>2015-06-20T14:01:29.390388377</dc:date>
    <dc:creator>Gaston 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426cm" svg:y="0.316cm" chart:style-name="ch2">
          <text:p>ECM</text:p>
        </chart:title>
        <chart:subtitle svg:x="7.36cm" svg:y="1.275cm" chart:style-name="ch3">
          <text:p>K = 10</text:p>
        </chart:subtitle>
        <chart:legend chart:legend-position="end" svg:x="14.026cm" svg:y="3.706cm" style:legend-expansion="high" chart:style-name="ch4"/>
        <chart:plot-area chart:style-name="ch5" table:cell-range-address="Hoja1.A2:Hoja1.B3 Hoja1.B1:Hoja1.B1 Hoja1.E1:Hoja1.E3 Hoja1.H1:Hoja1.H3" chart:data-source-has-labels="both" svg:x="0.769cm" svg:y="2.318cm" svg:width="12.619cm" svg:height="6.088cm">
          <chartooo:coordinate-region svg:x="1.576cm" svg:y="2.517cm" svg:width="11.812cm" svg:height="5.242cm"/>
          <chart:axis chart:dimension="x" chart:name="primary-x" chart:style-name="ch6" chartooo:axis-type="auto">
            <chartooo:date-scale/>
            <chart:categories table:cell-range-address="Hoja1.A2:Hoja1.A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3" chart:label-cell-address="Hoja1.B1:Hoja1.B1" chart:class="chart:bar">
            <chart:data-point chart:repeated="2"/>
          </chart:series>
          <chart:series chart:style-name="ch10" chart:values-cell-range-address="Hoja1.E2:Hoja1.E3" chart:label-cell-address="Hoja1.E1:Hoja1.E1" chart:class="chart:bar">
            <chart:data-point chart:repeated="2"/>
          </chart:series>
          <chart:series chart:style-name="ch11" chart:values-cell-range-address="Hoja1.H2:Hoja1.H3" chart:label-cell-address="Hoja1.H1:Hoja1.H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B1:Hoja1.B1</svg:desc>
                </draw:g>
              </table:table-cell>
              <table:table-cell office:value-type="string">
                <text:p>Bilineal</text:p>
                <draw:g>
                  <svg:desc>Hoja1.E1:Hoja1.E1</svg:desc>
                </draw:g>
              </table:table-cell>
              <table:table-cell office:value-type="string">
                <text:p>Spline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3</svg:desc>
                </draw:g>
              </table:table-cell>
              <table:table-cell office:value-type="float" office:value="788.763">
                <text:p>788.763</text:p>
                <draw:g>
                  <svg:desc>Hoja1.B2:Hoja1.B3</svg:desc>
                </draw:g>
              </table:table-cell>
              <table:table-cell office:value-type="float" office:value="434.523">
                <text:p>434.523</text:p>
                <draw:g>
                  <svg:desc>Hoja1.E2:Hoja1.E3</svg:desc>
                </draw:g>
              </table:table-cell>
              <table:table-cell office:value-type="float" office:value="440.641">
                <text:p>440.641</text:p>
                <draw:g>
                  <svg:desc>Hoja1.H2:Hoja1.H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77.029">
                <text:p>677.029</text:p>
              </table:table-cell>
              <table:table-cell office:value-type="float" office:value="472.825">
                <text:p>472.825</text:p>
              </table:table-cell>
              <table:table-cell office:value-type="float" office:value="472.994">
                <text:p>472.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307cm" svg:y="0.316cm" chart:style-name="ch2">
          <text:p>PSNR</text:p>
        </chart:title>
        <chart:subtitle svg:x="7.36cm" svg:y="1.275cm" chart:style-name="ch3">
          <text:p>K = 10</text:p>
        </chart:subtitle>
        <chart:legend chart:legend-position="end" svg:x="14.026cm" svg:y="3.705cm" style:legend-expansion="high" chart:style-name="ch4"/>
        <chart:plot-area chart:style-name="ch5" table:cell-range-address="Hoja1.A2:Hoja1.A3 Hoja1.C1:Hoja1.C3 Hoja1.F1:Hoja1.F3 Hoja1.I1:Hoja1.I3" chart:data-source-has-labels="both" svg:x="0.769cm" svg:y="2.318cm" svg:width="12.619cm" svg:height="6.087cm">
          <chartooo:coordinate-region svg:x="1.681cm" svg:y="2.517cm" svg:width="11.707cm" svg:height="5.241cm"/>
          <chart:axis chart:dimension="x" chart:name="primary-x" chart:style-name="ch6" chartooo:axis-type="auto">
            <chartooo:date-scale/>
            <chart:categories table:cell-range-address="Hoja1.A2:Hoja1.A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2:Hoja1.C3" chart:label-cell-address="Hoja1.C1:Hoja1.C1" chart:class="chart:bar">
            <chart:data-point chart:repeated="2"/>
          </chart:series>
          <chart:series chart:style-name="ch10" chart:values-cell-range-address="Hoja1.F2:Hoja1.F3" chart:label-cell-address="Hoja1.F1:Hoja1.F1" chart:class="chart:bar">
            <chart:data-point chart:repeated="2"/>
          </chart:series>
          <chart:series chart:style-name="ch11" chart:values-cell-range-address="Hoja1.I2:Hoja1.I3" chart:label-cell-address="Hoja1.I1:Hoja1.I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C1:Hoja1.C1</svg:desc>
                </draw:g>
              </table:table-cell>
              <table:table-cell office:value-type="string">
                <text:p>Bilineal</text:p>
                <draw:g>
                  <svg:desc>Hoja1.F1:Hoja1.F1</svg:desc>
                </draw:g>
              </table:table-cell>
              <table:table-cell office:value-type="string">
                <text:p>Spline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3</svg:desc>
                </draw:g>
              </table:table-cell>
              <table:table-cell office:value-type="float" office:value="19.1613">
                <text:p>19.1613</text:p>
                <draw:g>
                  <svg:desc>Hoja1.C2:Hoja1.C3</svg:desc>
                </draw:g>
              </table:table-cell>
              <table:table-cell office:value-type="float" office:value="21.7507">
                <text:p>21.7507</text:p>
                <draw:g>
                  <svg:desc>Hoja1.F2:Hoja1.F3</svg:desc>
                </draw:g>
              </table:table-cell>
              <table:table-cell office:value-type="float" office:value="21.69">
                <text:p>21.69</text:p>
                <draw:g>
                  <svg:desc>Hoja1.I2:Hoja1.I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.8247">
                <text:p>19.8247</text:p>
              </table:table-cell>
              <table:table-cell office:value-type="float" office:value="21.3838">
                <text:p>21.3838</text:p>
              </table:table-cell>
              <table:table-cell office:value-type="float" office:value="21.3822">
                <text:p>21.3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201cm" svg:y="0.316cm" chart:style-name="ch2">
          <text:p>Tiempo</text:p>
        </chart:title>
        <chart:subtitle svg:x="7.36cm" svg:y="1.275cm" chart:style-name="ch3">
          <text:p>K = 10</text:p>
        </chart:subtitle>
        <chart:legend chart:legend-position="end" svg:x="14.026cm" svg:y="3.705cm" style:legend-expansion="high" chart:style-name="ch4"/>
        <chart:plot-area chart:style-name="ch5" table:cell-range-address="Hoja1.A2:Hoja1.A3 Hoja1.D1:Hoja1.D3 Hoja1.G1:Hoja1.G3 Hoja1.J1:Hoja1.J3" chart:data-source-has-labels="both" svg:x="0.769cm" svg:y="2.318cm" svg:width="12.619cm" svg:height="6.087cm">
          <chartooo:coordinate-region svg:x="1.39cm" svg:y="2.517cm" svg:width="11.998cm" svg:height="5.241cm"/>
          <chart:axis chart:dimension="x" chart:name="primary-x" chart:style-name="ch6" chartooo:axis-type="auto">
            <chartooo:date-scale/>
            <chart:categories table:cell-range-address="Hoja1.A2:Hoja1.A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2:Hoja1.D3" chart:label-cell-address="Hoja1.D1:Hoja1.D1" chart:class="chart:bar">
            <chart:data-point chart:repeated="2"/>
          </chart:series>
          <chart:series chart:style-name="ch10" chart:values-cell-range-address="Hoja1.G2:Hoja1.G3" chart:label-cell-address="Hoja1.G1:Hoja1.G1" chart:class="chart:bar">
            <chart:data-point chart:repeated="2"/>
          </chart:series>
          <chart:series chart:style-name="ch11" chart:values-cell-range-address="Hoja1.J2:Hoja1.J3" chart:label-cell-address="Hoja1.J1:Hoja1.J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D1:Hoja1.D1</svg:desc>
                </draw:g>
              </table:table-cell>
              <table:table-cell office:value-type="string">
                <text:p>Bilineal</text:p>
                <draw:g>
                  <svg:desc>Hoja1.G1:Hoja1.G1</svg:desc>
                </draw:g>
              </table:table-cell>
              <table:table-cell office:value-type="string">
                <text:p>Splines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3</svg:desc>
                </draw:g>
              </table:table-cell>
              <table:table-cell office:value-type="float" office:value="14.951">
                <text:p>14.951</text:p>
                <draw:g>
                  <svg:desc>Hoja1.D2:Hoja1.D3</svg:desc>
                </draw:g>
              </table:table-cell>
              <table:table-cell office:value-type="float" office:value="32.705">
                <text:p>32.705</text:p>
                <draw:g>
                  <svg:desc>Hoja1.G2:Hoja1.G3</svg:desc>
                </draw:g>
              </table:table-cell>
              <table:table-cell office:value-type="float" office:value="50.825">
                <text:p>50.825</text:p>
                <draw:g>
                  <svg:desc>Hoja1.J2:Hoja1.J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212">
                <text:p>15.212</text:p>
              </table:table-cell>
              <table:table-cell office:value-type="float" office:value="32.624">
                <text:p>32.624</text:p>
              </table:table-cell>
              <table:table-cell office:value-type="float" office:value="51.33">
                <text:p>51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